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3cm" svg:stroke-color="#000000" draw:marker-start-width="0.28cm" draw:marker-end-width="0.28cm" draw:fill="none" draw:textarea-horizontal-align="justify" draw:textarea-vertical-align="middle" draw:auto-grow-height="false" fo:min-height="3.252cm" fo:min-width="3.765cm" fo:padding-top="0.152cm" fo:padding-bottom="0.152cm" fo:padding-left="0.277cm" fo:padding-right="0.27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7cm" fo:min-width="1.035cm"/>
    </style:style>
    <style:style style:name="gr3" style:family="graphic" style:parent-style-name="standard">
      <style:graphic-properties draw:stroke="solid" svg:stroke-width="0.053cm" svg:stroke-color="#000000" draw:marker-start-width="0.28cm" draw:marker-end-width="0.28cm" draw:fill="none" draw:textarea-horizontal-align="justify" draw:textarea-vertical-align="middle" draw:auto-grow-height="false" fo:min-height="3.252cm" fo:min-width="1.732cm" fo:padding-top="0.152cm" fo:padding-bottom="0.152cm" fo:padding-left="0.277cm" fo:padding-right="0.277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398cm" fo:min-width="0.893cm"/>
    </style:style>
    <style:style style:name="gr6" style:family="graphic" style:parent-style-name="standard">
      <style:graphic-properties draw:stroke="dash" draw:stroke-dash="Fine_20_Dashed" svg:stroke-width="0.053cm" svg:stroke-color="#000000" draw:marker-start-width="0.279cm" draw:marker-end-width="0.279cm" draw:fill="none" draw:textarea-horizontal-align="justify" draw:textarea-vertical-align="middle" draw:auto-grow-height="false" fo:min-height="7.826cm" fo:min-width="7.323cm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5cm" fo:min-width="0.4cm"/>
    </style:style>
    <style:style style:name="gr8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8pt"/>
    </style:style>
    <style:style style:name="P3" style:family="paragraph">
      <loext:graphic-properties draw:fill="none" draw:fill-color="#ffffff"/>
      <style:text-properties fo:font-size="18pt" fo:font-style="italic" style:font-style-asian="italic" style:font-style-complex="italic"/>
    </style:style>
    <style:style style:name="T1" style:family="text">
      <style:text-properties fo:font-size="18pt"/>
    </style:style>
    <style:style style:name="T2" style:family="text">
      <style:text-properties fo:font-size="18pt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319cm" svg:height="3.556cm" svg:x="2.524cm" svg:y="5.70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384cm" svg:height="5.227cm" svg:x="2.949cm" svg:y="6.568cm">
          <draw:text-box>
            <text:p><text:span text:style-name="T1">sequential</text:span></text:p>
            <text:p><text:span text:style-name="T1">behavior</text:span></text:p>
          </draw:text-box>
        </draw:frame>
        <draw:custom-shape draw:style-name="gr3" draw:text-style-name="P1" draw:layer="layout" svg:width="2.286cm" svg:height="3.556cm" svg:x="3.538cm" svg:y="2.145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793cm" svg:y1="2.907cm" svg:x2="5.571cm" svg:y2="2.907cm">
          <text:p/>
        </draw:line>
        <draw:line draw:style-name="gr4" draw:text-style-name="P1" draw:layer="layout" svg:x1="3.793cm" svg:y1="3.669cm" svg:x2="5.571cm" svg:y2="3.669cm">
          <text:p/>
        </draw:line>
        <draw:line draw:style-name="gr4" draw:text-style-name="P1" draw:layer="layout" svg:x1="3.793cm" svg:y1="4.431cm" svg:x2="5.571cm" svg:y2="4.431cm">
          <text:p/>
        </draw:line>
        <draw:line draw:style-name="gr4" draw:text-style-name="P1" draw:layer="layout" svg:x1="3.793cm" svg:y1="5.193cm" svg:x2="5.571cm" svg:y2="5.193cm">
          <text:p/>
        </draw:line>
        <draw:frame draw:style-name="gr5" draw:text-style-name="P2" draw:layer="layout" svg:width="3.071cm" svg:height="6.648cm" svg:x="0.491cm" svg:y="2.399cm">
          <draw:text-box>
            <text:p><text:span text:style-name="T1">FIFO</text:span></text:p>
            <text:p><text:span text:style-name="T1">message</text:span></text:p>
            <text:p><text:span text:style-name="T1">queue</text:span></text:p>
          </draw:text-box>
        </draw:frame>
        <draw:custom-shape draw:style-name="gr6" draw:text-style-name="P1" draw:layer="layout" svg:width="7.875cm" svg:height="8.128cm" svg:x="0.491cm" svg:y="1.637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1.984cm" svg:height="3.805cm" svg:x="1.814cm" svg:y="0.675cm">
          <draw:text-box>
            <text:p><text:span text:style-name="T2">Actor</text:span></text:p>
          </draw:text-box>
        </draw:frame>
        <draw:line draw:style-name="gr8" draw:text-style-name="P1" draw:layer="layout" svg:x1="4.811cm" svg:y1="0.113cm" svg:x2="4.811cm" svg:y2="1.89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.89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7T11:36:16.619686802</meta:creation-date>
    <dc:date>2017-02-07T16:15:17.224712836</dc:date>
    <meta:editing-duration>PT1M38S</meta:editing-duration>
    <meta:editing-cycles>2</meta:editing-cycles>
    <meta:generator>LibreOffice/5.2.4.2.0$Linux_X86_64 LibreOffice_project/20m0$Build-2</meta:generator>
    <meta:document-statistic meta:object-count="11"/>
  </office:meta>
</office:document-meta>
</file>